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02F23364BD2027F9.png" manifest:media-type="image/png"/>
  <manifest:file-entry manifest:full-path="Pictures/1000000000000500000002D0BAFAFEBC507D61B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842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BAFAFEBC507D61B7.jpg" xlink:type="simple" xlink:show="embed" xlink:actuate="onLoad">
            <text:p/>
          </draw:image>
        </draw:frame>
        <draw:frame draw:style-name="gr2" draw:text-style-name="P7" draw:layer="layout" svg:width="19.431cm" svg:height="11.092cm" svg:x="4.285cm" svg:y="3.8cm">
          <draw:text-box>
            <text:p text:style-name="P2"><text:span text:style-name="T1">Leiders proberen Jezus </text:span><text:span text:style-name="T1"><text:line-break/></text:span><text:span text:style-name="T1">te arresteren</text:span></text:p>
            <text:p text:style-name="P3"><text:span text:style-name="T2">(Johannes 7:25-53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43:45.419000000</dc:date>
    <meta:editing-duration>PT2H24M6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